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E4E0000298C00002324773CD28C7791ADC1.svg" manifest:media-type="image/svg+xml"/>
  <manifest:file-entry manifest:full-path="Pictures/10000000000002400000018099A08EB10167407A.png" manifest:media-type="image/png"/>
  <manifest:file-entry manifest:full-path="Pictures/100000000000024000000180B97874FF6D735ECD.pdf" manifest:media-type="application/pdf"/>
  <manifest:file-entry manifest:full-path="Pictures/10023C3F0000467D000027FFF37BC12D751B5F2B.svg" manifest:media-type="image/svg+xml"/>
  <manifest:file-entry manifest:full-path="Pictures/10000201000001BC00000177D49A319A46B663F5.png" manifest:media-type="image/png"/>
  <manifest:file-entry manifest:full-path="Pictures/1000020100000482000001927FE72F3211D4B35B.png" manifest:media-type="image/png"/>
  <manifest:file-entry manifest:full-path="Pictures/10000201000002F1000001ABD6B017EA75D57B50.png" manifest:media-type="image/png"/>
  <manifest:file-entry manifest:full-path="Pictures/10014CA200006C010000259FA39874161625DBB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2cm" svg:height="9.5cm" svg:x="30.505cm" svg:y="16.51cm">
          <draw:image xlink:href="Pictures/100000000000024000000180B97874FF6D735ECD.pdf" xlink:type="simple" xlink:show="embed" xlink:actuate="onLoad">
            <text:p/>
          </draw:image>
          <draw:image xlink:href="Pictures/10000000000002400000018099A08EB10167407A.png" xlink:type="simple" xlink:show="embed" xlink:actuate="onLoad"/>
        </draw:frame>
        <draw:frame draw:style-name="gr1" draw:text-style-name="P1" draw:layer="layout" svg:width="18.51cm" svg:height="10.807cm" svg:x="11.985cm" svg:y="15.926cm">
          <draw:image xlink:href="Pictures/10023C3F0000467D000027FFF37BC12D751B5F2B.svg" xlink:type="simple" xlink:show="embed" xlink:actuate="onLoad">
            <text:p/>
          </draw:image>
          <draw:image xlink:href="Pictures/10000201000002F1000001ABD6B017EA75D57B50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CA200006C010000259FA39874161625DBBA.svg" xlink:type="simple" xlink:show="embed" xlink:actuate="onLoad">
            <text:p/>
          </draw:image>
          <draw:image xlink:href="Pictures/1000020100000482000001927FE72F3211D4B35B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E4E0000298C00002324773CD28C7791ADC1.svg" xlink:type="simple" xlink:show="embed" xlink:actuate="onLoad">
            <text:p/>
          </draw:image>
          <draw:image xlink:href="Pictures/10000201000001BC00000177D49A319A46B663F5.png" xlink:type="simple" xlink:show="embed" xlink:actuate="onLoad"/>
        </draw:frame>
        <draw:frame draw:style-name="gr2" draw:text-style-name="P2" draw:layer="layout" svg:width="1.731cm" svg:height="1.505cm" svg:x="-0.265cm" svg:y="0.001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5cm" svg:y="14.637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9cm" svg:y="14.637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2cm" svg:y="14.637cm">
          <draw:text-box>
            <text:p><text:span text:style-name="T1">(d)</text:span></text:p>
          </draw:text-box>
        </draw:frame>
        <draw:frame draw:style-name="gr4" draw:text-style-name="P3" draw:layer="layout" svg:width="11.811cm" svg:height="1.825cm" svg:x="6.985cm" svg:y="3.353cm">
          <draw:text-box>
            <text:p><text:span text:style-name="T2">(top 98 (~10%) ranked features)</text:span></text:p>
          </draw:text-box>
        </draw:frame>
        <draw:frame draw:style-name="gr4" draw:text-style-name="P3" draw:layer="layout" svg:width="12.761cm" svg:height="1.825cm" svg:x="7.686cm" svg:y="4.115cm">
          <draw:text-box>
            <text:p><text:span text:style-name="T2">(bottom 98 (~10%) ranked featur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8:52:57.154732109</dc:date>
    <meta:editing-duration>PT20M33S</meta:editing-duration>
    <meta:editing-cycles>10</meta:editing-cycles>
    <meta:generator>LibreOffice/6.0.7.3$Linux_X86_64 LibreOffice_project/00m0$Build-3</meta:generator>
    <meta:document-statistic meta:object-count="10"/>
  </office:meta>
</office:document-meta>
</file>